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ES Joan Ramis – Menorca, España</text:span></text:p>
      <text:p text:style-name="Text_20_body"><text:span text:style-name="Strong_20_Emphasis">Diploma</text:span></text:p>
      <text:p text:style-name="Text_20_body">Se hace constar que <text:span text:style-name="Strong_20_Emphasis">Luca Gelmetti</text:span> ha completado satisfactoriamente el programa de estudios de <text:span text:style-name="Strong_20_Emphasis">Sistemas Microinformáticos y Redes</text:span> en el <text:span text:style-name="Strong_20_Emphasis">Instituto de Educación Secundaria Joan Ramis</text:span>.</text:p>
      <text:p text:style-name="Text_20_body">El presente diploma acredita que el alumno ha adquirido las competencias necesarias en instalación, configuración y mantenimiento de sistemas microinformáticos, así como en redes locales y resolución de problemas de hardware y software.</text:p>
      <text:p text:style-name="Text_20_body"><text:span text:style-name="Strong_20_Emphasis">Fecha de expedición:</text:span> 22 de junio de 2027</text:p>
      <text:p text:style-name="Text_20_body">En testimonio de lo cual, se firma y sella este diploma.</text:p>
      <text:p text:style-name="Horizontal_20_Line"/>
      <text:p text:style-name="Text_20_body">Director del IES Joan Ramis</text:p>
      <text:p text:style-name="Horizontal_20_Line"/>
      <text:p text:style-name="Text_20_body">Coordinador del programa de Sistemas Microinformáticos y Rede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30:30.177618193</meta:creation-date>
    <dc:date>2025-11-17T16:30:58.310086595</dc:date>
    <meta:editing-duration>PT28S</meta:editing-duration>
    <meta:editing-cycles>1</meta:editing-cycles>
    <meta:document-statistic meta:table-count="0" meta:image-count="0" meta:object-count="0" meta:page-count="1" meta:paragraph-count="8" meta:word-count="97" meta:character-count="640" meta:non-whitespace-character-count="550"/>
    <meta:generator>LibreOffice/24.2.7.2$Linux_X86_64 LibreOffice_project/420$Build-2</meta:generator>
  </office:meta>
</office:document-meta>
</file>